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ource Serif Pro Light" svg:font-family="'Source Serif Pro Light'" style:font-family-generic="roman"/>
    <style:font-face style:name="Lucida Sans1" svg:font-family="'Lucida Sans'" style:font-family-generic="swiss"/>
    <style:font-face style:name="Source Serif Pro Light1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1"/>
    </style:style>
    <style:style style:name="P2" style:family="paragraph" style:parent-style-name="Table_20_Contents">
      <style:text-properties style:font-name="Source Serif Pro Light1"/>
    </style:style>
    <style:style style:name="P3" style:family="paragraph" style:parent-style-name="Table_20_Contents">
      <style:paragraph-properties fo:text-align="center" style:justify-single-word="false"/>
      <style:text-properties style:font-name="Source Serif Pro Light1"/>
    </style:style>
    <style:style style:name="P4" style:family="paragraph" style:parent-style-name="Standard">
      <style:text-properties style:font-name="Source Serif Pro Light1"/>
    </style:style>
    <style:style style:name="P5" style:family="paragraph" style:parent-style-name="Standard">
      <style:text-properties style:font-name="Source Serif Pro Light1" fo:font-size="15pt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Source Serif Pro Light1" fo:font-weight="bold" style:font-weight-asian="bold" style:font-weight-complex="bold"/>
    </style:style>
    <style:style style:name="P7" style:family="paragraph" style:parent-style-name="Standard">
      <style:text-properties style:font-name="Source Serif Pro Light1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Source Serif Pro Light1"/>
    </style:style>
    <style:style style:name="P9" style:family="paragraph" style:parent-style-name="Standard">
      <style:text-properties style:font-name="Source Serif Pro Light" style:font-name-asian="SimSun" style:font-name-complex="Lucida Sans"/>
    </style:style>
    <style:style style:name="P10" style:family="paragraph" style:parent-style-name="Standard">
      <style:text-properties style:font-name="Source Serif Pro Light" fo:font-size="14pt" style:font-name-asian="SimSun" style:font-size-asian="14pt" style:font-name-complex="Lucida Sans" style:font-size-complex="14pt"/>
    </style:style>
    <style:style style:name="P11" style:family="paragraph" style:parent-style-name="Standard">
      <style:text-properties style:font-name="Source Serif Pro Light" fo:font-weight="bold" style:font-name-asian="SimSun" style:font-weight-asian="bold" style:font-name-complex="Lucida Sans" style:font-weight-complex="bold"/>
    </style:style>
    <style:style style:name="P12" style:family="paragraph" style:parent-style-name="Standard">
      <style:text-properties style:font-name="Source Serif Pro Light" fo:font-weight="normal" style:font-name-asian="SimSun" style:font-weight-asian="normal" style:font-name-complex="Lucida Sans" style:font-weight-complex="normal"/>
    </style:style>
    <style:style style:name="P13" style:family="paragraph" style:parent-style-name="Standard">
      <style:text-properties style:font-name="Source Serif Pro Light" fo:font-weight="normal" style:font-name-asian="Source Serif Pro Light" style:font-weight-asian="normal" style:font-name-complex="Source Serif Pro Light" style:font-weight-complex="normal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style:font-name="Source Serif Pro Light" style:font-name-asian="SimSun" style:font-name-complex="Lucida Sans"/>
    </style:style>
    <style:style style:name="P16" style:family="paragraph" style:parent-style-name="Standard" style:list-style-name="L2">
      <style:text-properties style:font-name="Source Serif Pro Light" fo:font-weight="normal" style:font-name-asian="SimSun" style:font-weight-asian="normal" style:font-name-complex="Lucida Sans" style:font-weight-complex="normal"/>
    </style:style>
    <style:style style:name="P17" style:family="paragraph" style:parent-style-name="Standard" style:list-style-name="L3">
      <style:text-properties style:font-name="Source Serif Pro Light" fo:font-weight="normal" style:font-name-asian="Source Serif Pro Light" style:font-weight-asian="normal" style:font-name-complex="Source Serif Pro Light" style:font-weight-complex="normal"/>
    </style:style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3">
      <style:text-properties officeooo:paragraph-rsid="00032dd3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font-name="Source Serif Pro Light" style:font-name-asian="Source Serif Pro Light" style:font-name-complex="Source Serif Pro Light"/>
    </style:style>
    <style:style style:name="T3" style:family="text">
      <style:text-properties style:font-name="Source Serif Pro Light" style:font-name-asian="SimSun" style:font-name-complex="Lucida Sans"/>
    </style:style>
    <style:style style:name="T4" style:family="text">
      <style:text-properties style:font-name="Source Serif Pro Light" fo:font-weight="bold" style:font-name-asian="Source Serif Pro Light" style:font-weight-asian="bold" style:font-name-complex="Source Serif Pro Light" style:font-weight-complex="bold"/>
    </style:style>
    <style:style style:name="T5" style:family="text">
      <style:text-properties style:font-name="Source Serif Pro Light" fo:font-weight="bold" style:font-name-asian="SimSun" style:font-weight-asian="bold" style:font-name-complex="Lucida Sans" style:font-weight-complex="bold"/>
    </style:style>
    <style:style style:name="T6" style:family="text">
      <style:text-properties style:font-name="Source Serif Pro Light" fo:font-weight="normal" style:font-name-asian="SimSun" style:font-weight-asian="normal" style:font-name-complex="Lucida Sans" style:font-weight-complex="normal"/>
    </style:style>
    <style:style style:name="T7" style:family="text">
      <style:text-properties style:font-name="Source Serif Pro Light" fo:font-weight="normal" style:font-name-asian="Source Serif Pro Light" style:font-weight-asian="normal" style:font-name-complex="Source Serif Pro Light" style:font-weight-complex="normal"/>
    </style:style>
    <style:style style:name="T8" style:family="text">
      <style:text-properties style:font-name="Source Serif Pro Light" fo:font-weight="normal" officeooo:rsid="00032dd3" style:font-name-asian="Source Serif Pro Light" style:font-weight-asian="normal" style:font-name-complex="Source Serif Pro Light" style:font-weight-complex="normal"/>
    </style:style>
    <style:style style:name="T9" style:family="text">
      <style:text-properties style:font-name="Source Serif Pro Light" fo:font-style="italic" fo:font-weight="normal" style:font-name-asian="Source Serif Pro Light" style:font-style-asian="italic" style:font-weight-asian="normal" style:font-name-complex="Source Serif Pro Light" style:font-style-complex="italic" style:font-weight-complex="normal"/>
    </style:style>
    <style:style style:name="T10" style:family="text">
      <style:text-properties style:font-name="Source Serif Pro Light" fo:font-style="normal" fo:font-weight="normal" style:font-name-asian="Source Serif Pro Light" style:font-style-asian="normal" style:font-weight-asian="normal" style:font-name-complex="Source Serif Pro Light" style:font-style-complex="normal" style:font-weight-complex="normal"/>
    </style:style>
    <style:style style:name="T11" style:family="text">
      <style:text-properties style:text-position="sub 58%" style:font-name="Source Serif Pro Light" style:font-name-asian="SimSun" style:font-name-complex="Lucida Sans"/>
    </style:style>
    <style:style style:name="T12" style:family="text">
      <style:text-properties style:text-position="sub 58%" style:font-name="Source Serif Pro Light" fo:font-weight="bold" style:font-name-asian="SimSun" style:font-weight-asian="bold" style:font-name-complex="Lucida Sans" style:font-weight-complex="bold"/>
    </style:style>
    <style:style style:name="T13" style:family="text">
      <style:text-properties style:text-position="sub 58%" style:font-name="Source Serif Pro Light" style:font-name-asian="Source Serif Pro Light" style:font-name-complex="Source Serif Pro Light"/>
    </style:style>
    <style:style style:name="T14" style:family="text">
      <style:text-properties style:text-position="sub 58%" style:font-name="Source Serif Pro Light" fo:font-weight="normal" style:font-name-asian="SimSun" style:font-weight-asian="normal" style:font-name-complex="Lucida Sans" style:font-weight-complex="normal"/>
    </style:style>
    <style:style style:name="T15" style:family="text">
      <style:text-properties style:text-position="sub 58%" style:font-name="Source Serif Pro Light" fo:font-weight="normal" style:font-name-asian="Source Serif Pro Light" style:font-weight-asian="normal" style:font-name-complex="Source Serif Pro Light" style:font-weight-complex="normal"/>
    </style:style>
    <style:style style:name="T16" style:family="text">
      <style:text-properties style:text-position="sub 58%" style:font-name="Source Serif Pro Light" fo:font-style="normal" fo:font-weight="normal" style:font-name-asian="Source Serif Pro Light" style:font-style-asian="normal" style:font-weight-asian="normal" style:font-name-complex="Source Serif Pro Light" style:font-style-complex="normal" style:font-weight-complex="normal"/>
    </style:style>
    <style:style style:name="T17" style:family="text">
      <style:text-properties officeooo:rsid="000213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/>
            <text:p text:style-name="P3">2. </text:p>
            <text:p text:style-name="P3">Joint entropy and conditional entropy: definitions and properties. </text:p>
            <text:p text:style-name="P3">Explain the role of conditioning on entropy. </text:p>
            <text:p text:style-name="P3">Use the Venn diagram for your justification or any other properties such as chain rule to argument your answer. </text:p>
          </table:table-cell>
        </table:table-row>
      </table:table>
      <text:p text:style-name="P4"/>
      <text:p text:style-name="P5">Joint Entropy </text:p>
      <text:p text:style-name="P6"/>
      <text:p text:style-name="P6">H(X,Y) = -<text:span text:style-name="T2">∑∑</text:span><text:span text:style-name="T3">p</text:span><text:span text:style-name="T11">X,Y</text:span><text:span text:style-name="T3">(x,y)log</text:span><text:span text:style-name="T11">2</text:span><text:span text:style-name="T3">p</text:span><text:span text:style-name="T11">X,Y</text:span><text:span text:style-name="T3">(x,y) = -Ep</text:span><text:span text:style-name="T11">X,Y</text:span><text:span text:style-name="T3">[log</text:span><text:span text:style-name="T11">2</text:span><text:span text:style-name="T3">p</text:span><text:span text:style-name="T11">X,Y</text:span><text:span text:style-name="T3">(x,y)]</text:span></text:p>
      <text:p text:style-name="P9"/>
      <text:p text:style-name="P9">Propriétés : </text:p>
      <text:list xml:id="list2648551658" text:style-name="L1">
        <text:list-item>
          <text:p text:style-name="P14"><text:span text:style-name="T3">H(X,Y) </text:span><text:span text:style-name="T2">≥ 0</text:span></text:p>
        </text:list-item>
        <text:list-item>
          <text:p text:style-name="P15">H(X,Y) = H(Y,X) </text:p>
        </text:list-item>
      </text:list>
      <text:p text:style-name="P9">Elle mesure combien d'information est contenue dans un système à deux variables aléatoire.</text:p>
      <text:p text:style-name="P9"/>
      <text:p text:style-name="P10">Conditional Entropy </text:p>
      <text:p text:style-name="P9"/>
      <text:p text:style-name="P8"><text:span text:style-name="T5">H(X|Y) = </text:span><text:span text:style-name="T4">∑</text:span><text:span text:style-name="T5">p</text:span><text:span text:style-name="T12">Y</text:span><text:span text:style-name="T5">(y)H(X|Y=y) = </text:span><text:span text:style-name="T4">∑</text:span><text:span text:style-name="T5">p</text:span><text:span text:style-name="T12">X,Y</text:span><text:span text:style-name="T5">(x,y)logp</text:span><text:span text:style-name="T12">X,Y</text:span><text:span text:style-name="T5">(x|y)</text:span></text:p>
      <text:p text:style-name="P11"/>
      <text:p text:style-name="P12">Propriétés : </text:p>
      <text:list xml:id="list2508327132" text:style-name="L2">
        <text:list-item>
          <text:p text:style-name="P18"><text:span text:style-name="T6">H(X|Y) </text:span><text:span text:style-name="T7">≥ 0</text:span></text:p>
        </text:list-item>
        <text:list-item>
          <text:p text:style-name="P16">H(X|Y)!= H(Y|X) </text:p>
        </text:list-item>
      </text:list>
      <text:p text:style-name="P12"/>
      <text:p text:style-name="P12">Chain rule</text:p>
      <text:p text:style-name="P12">à deux variables :<text:tab/>H(X,Y) = H(X|Y) +H(Y) = H(Y|X) + H(X )</text:p>
      <text:p text:style-name="P7"><text:span text:style-name="T3">à n variables : H(X</text:span><text:span text:style-name="T11">1</text:span><text:span text:style-name="T3">, X</text:span><text:span text:style-name="T11">2</text:span><text:span text:style-name="T3">,...X</text:span><text:span text:style-name="T11">N</text:span><text:span text:style-name="T3">) = </text:span><text:span text:style-name="T2">∑H(X</text:span><text:span text:style-name="T13">i</text:span><text:span text:style-name="T2">|X</text:span><text:span text:style-name="T13">i-1</text:span><text:span text:style-name="T2">,...X</text:span><text:span text:style-name="T13">1</text:span><text:span text:style-name="T2">)</text:span></text:p>
      <text:p text:style-name="P13"/>
      <text:p text:style-name="P13">L'entropie conditionnelle décrit la quantité d'information nécessaire pour connaître le comportement d'une variable aléatoire <text:span text:style-name="T17">X</text:span> lorsque l'on connaît exactement une variable aléatoire <text:span text:style-name="T17">Y</text:span>. </text:p>
      <text:p text:style-name="P13"/>
      <text:p text:style-name="Standard"><text:span text:style-name="T8">Autres p</text:span><text:span text:style-name="T7">ropriétés :</text:span></text:p>
      <text:list xml:id="list82608404" text:style-name="L3">
        <text:list-item>
          <text:p text:style-name="P20"><text:span text:style-name="T6">H(X</text:span><text:span text:style-name="T14">1</text:span><text:span text:style-name="T6">, X</text:span><text:span text:style-name="T14">2</text:span><text:span text:style-name="T6">,...X</text:span><text:span text:style-name="T14">N</text:span><text:span text:style-name="T6">) </text:span><text:span text:style-name="T7">≤ </text:span><text:span text:style-name="T6"><text:s/></text:span><text:span text:style-name="T7">∑H(X</text:span><text:span text:style-name="T15">i</text:span><text:span text:style-name="T7">) et si les X</text:span><text:span text:style-name="T15">i</text:span><text:span text:style-name="T7"> sont indépendants alors on a une égalité.</text:span></text:p>
        </text:list-item>
        <text:list-item>
          <text:p text:style-name="P17">H(X) ≤ H(X,Y) ≤ H(X,Y,Z) ≤ ... l'entropie augmente en ajoutant des éléments aléatoire.</text:p>
        </text:list-item>
        <text:list-item>
          <text:p text:style-name="P19"><text:span text:style-name="T7">H(X) ≥ </text:span><text:span text:style-name="T6">H(X|Y) </text:span><text:span text:style-name="T7">≥ </text:span><text:span text:style-name="T6">H(X|Y|Z) </text:span><text:span text:style-name="T7">≥ ... réduit l'entropie </text:span></text:p>
        </text:list-item>
        <text:list-item>
          <text:p text:style-name="P19"><text:span text:style-name="T7">H(X) ≤ </text:span><text:span text:style-name="T10">log</text:span><text:span text:style-name="T16">2</text:span><text:span text:style-name="T9">|X|</text:span><text:span text:style-name="T10">et si P(X=x</text:span><text:span text:style-name="T16">i</text:span><text:span text:style-name="T10">) = 1/N alors on a une égalité</text:span></text:p>
        </text:list-item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ource Serif Pro Light" svg:font-family="'Source Serif Pro Light'" style:font-family-generic="roman"/>
    <style:font-face style:name="Lucida Sans1" svg:font-family="'Lucida Sans'" style:font-family-generic="swiss"/>
    <style:font-face style:name="Source Serif Pro Light1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etske L</meta:initial-creator>
    <meta:creation-date>2020-06-21T09:15:51.98</meta:creation-date>
    <dc:date>2020-09-01T21:30:18.803747207</dc:date>
    <meta:editing-duration>PT1H13M17S</meta:editing-duration>
    <meta:editing-cycles>11</meta:editing-cycles>
    <meta:generator>LibreOffice/6.4.5.2$Linux_X86_64 LibreOffice_project/40$Build-2</meta:generator>
    <meta:document-statistic meta:table-count="1" meta:image-count="0" meta:object-count="0" meta:page-count="1" meta:paragraph-count="25" meta:word-count="191" meta:character-count="1193" meta:non-whitespace-character-count="1020"/>
  </office:meta>
</office:document-meta>
</file>